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style:font-name="Arial" fo:font-size="12pt" style:font-size-asian="12pt" style:font-size-complex="12pt"/>
    </style:style>
    <style:style style:name="T1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style:font-name="Arial" fo:font-size="12pt" style:font-size-asian="12pt" style:font-size-complex="12pt"/>
    </style:style>
    <style:style style:name="T17" style:parent-style-name="Fuentedepárrafopredeter." style:family="text">
      <style:text-properties style:font-name="Arial" fo:font-size="12pt" style:font-size-asian="12pt" style:font-size-complex="12pt"/>
    </style:style>
    <style:style style:name="P18" style:parent-style-name="Párrafodelista" style:family="paragraph">
      <style:text-properties style:font-name="Arial" fo:font-size="12pt" style:font-size-asian="12pt" style:font-size-complex="12pt"/>
    </style:style>
    <style:style style:name="T1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style:font-name="Arial" fo:font-size="12pt" style:font-size-asian="12pt" style:font-size-complex="12pt"/>
    </style:style>
    <style:style style:name="T25" style:parent-style-name="Fuentedepárrafopredeter." style:family="text">
      <style:text-properties style:font-name="Arial" fo:font-size="12pt" style:font-size-asian="12pt" style:font-size-complex="12pt"/>
    </style:style>
    <style:style style:name="P26" style:parent-style-name="Párrafodelista" style:family="paragraph">
      <style:text-properties style:font-name="Arial" fo:font-size="12pt" style:font-size-asian="12pt" style:font-size-complex="12pt"/>
    </style:style>
    <style:style style:name="T2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8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0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style:font-name="Arial" fo:font-size="12pt" style:font-size-asian="12pt" style:font-size-complex="12pt"/>
    </style:style>
    <style:style style:name="T33" style:parent-style-name="Fuentedepárrafopredeter." style:family="text">
      <style:text-properties style:font-name="Arial" fo:font-size="12pt" style:font-size-asian="12pt" style:font-size-complex="12pt"/>
    </style:style>
    <style:style style:name="P34" style:parent-style-name="Párrafodelista" style:family="paragraph">
      <style:text-properties style:font-name="Arial" fo:font-size="12pt" style:font-size-asian="12pt" style:font-size-complex="12pt"/>
    </style:style>
    <style:style style:name="T3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6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0" style:parent-style-name="Fuentedepárrafopredeter." style:family="text">
      <style:text-properties style:font-name="Arial" fo:font-size="12pt" style:font-size-asian="12pt" style:font-size-complex="12pt"/>
    </style:style>
    <style:style style:name="T41" style:parent-style-name="Fuentedepárrafopredeter." style:family="text">
      <style:text-properties style:font-name="Arial" fo:font-size="12pt" style:font-size-asian="12pt" style:font-size-complex="12pt"/>
    </style:style>
    <style:style style:name="P42" style:parent-style-name="Párrafodelista" style:family="paragraph">
      <style:text-properties style:font-name="Arial" fo:font-size="12pt" style:font-size-asian="12pt" style:font-size-complex="12pt"/>
    </style:style>
    <style:style style:name="T4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4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6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8" style:parent-style-name="Fuentedepárrafopredeter." style:family="text">
      <style:text-properties style:font-name="Arial" fo:font-size="12pt" style:font-size-asian="12pt" style:font-size-complex="12pt"/>
    </style:style>
    <style:style style:name="T49" style:parent-style-name="Fuentedepárrafopredeter." style:family="text">
      <style:text-properties style:font-name="Arial" fo:font-size="12pt" style:font-size-asian="12pt" style:font-size-complex="12pt"/>
    </style:style>
    <style:style style:name="T50" style:parent-style-name="Fuentedepárrafopredeter." style:family="text">
      <style:text-properties style:font-name="Arial" fo:font-size="12pt" style:font-size-asian="12pt" style:font-size-complex="12pt"/>
    </style:style>
    <style:style style:name="P51" style:parent-style-name="Párrafodelista" style:family="paragraph">
      <style:text-properties style:font-name="Arial" fo:font-size="12pt" style:font-size-asian="12pt" style:font-size-complex="12pt"/>
    </style:style>
    <style:style style:name="T5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5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54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5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56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57" style:parent-style-name="Fuentedepárrafopredeter." style:family="text">
      <style:text-properties style:font-name="Arial" fo:font-size="12pt" style:font-size-asian="12pt" style:font-size-complex="12pt"/>
    </style:style>
    <style:style style:name="T58" style:parent-style-name="Fuentedepárrafopredeter." style:family="text">
      <style:text-properties style:font-name="Arial" fo:font-size="12pt" style:font-size-asian="12pt" style:font-size-complex="12pt"/>
    </style:style>
    <style:style style:name="P59" style:parent-style-name="Normal" style:family="paragraph">
      <style:paragraph-properties fo:break-before="page"/>
      <style:text-properties style:font-name="Arial" fo:font-size="12pt" style:font-size-asian="12pt" style:font-size-complex="12pt" fo:hyphenate="true"/>
    </style:style>
    <style:style style:name="P60" style:parent-style-name="Párrafodelista" style:list-style-name="LFO1" style:family="paragraph"/>
    <style:style style:name="T6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6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P65" style:parent-style-name="Párrafodelista" style:family="paragraph">
      <style:text-properties style:font-name="Arial" fo:font-size="12pt" style:font-size-asian="12pt" style:font-size-complex="12pt"/>
    </style:style>
    <style:style style:name="P66" style:parent-style-name="Párrafodelista" style:family="paragraph">
      <style:text-properties style:font-name="Arial" fo:font-size="12pt" style:font-size-asian="12pt" style:font-size-complex="12pt"/>
    </style:style>
    <style:style style:name="P67" style:parent-style-name="Párrafodelista" style:family="paragraph">
      <style:text-properties style:font-name="Arial" fo:font-size="12pt" style:font-size-asian="12pt" style:font-size-complex="12pt"/>
    </style:style>
    <style:style style:name="P68" style:parent-style-name="Párrafodelista" style:family="paragraph">
      <style:text-properties style:font-name="Arial" fo:font-size="12pt" style:font-size-asian="12pt" style:font-size-complex="12pt"/>
    </style:style>
    <style:style style:name="P69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T70" style:parent-style-name="Fuentedepárrafopredeter." style:family="text">
      <style:text-properties style:font-name="Arial" fo:font-size="12pt" style:font-size-asian="12pt" style:font-size-complex="12pt"/>
    </style:style>
    <style:style style:name="T71" style:parent-style-name="Fuentedepárrafopredeter." style:family="text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556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67292in" style:rel-width="scale" style:rel-height="scale"><draw:text-box><text:p text:style-name="P5"><text:span text:style-name="T6">Tema 1: Identificación de Sistemas de Gestión <text:s/>ERP-CRM</text:span></text:p><text:p text:style-name="Normal"><text:span text:style-name="T7">Actividad 1: Conceptos claros</text:span></text:p></draw:text-box><svg:title/><svg:desc/></draw:frame></text:p>
      <text:p text:style-name="P8"/>
      <text:list text:style-name="LFO1" text:continue-numbering="true">
        <text:list-item>
          <text:p text:style-name="P9">Definición de ERP, CRM, BI, HCM, SCM y BPM (Esto incluye averiguar que términos se esconden tras las<text:s/>siglas y describirlos de manera sintética).</text:p>
        </text:list-item>
      </text:list>
      <text:p text:style-name="P10"/>
      <text:p text:style-name="Párrafodelista"><text:span text:style-name="T11">ERP</text:span><text:span text:style-name="T12">(</text:span><text:span text:style-name="T13">Enterprise Resource Planning</text:span><text:span text:style-name="T14">)</text:span><text:span text:style-name="T15">:<text:s/></text:span><text:span text:style-name="T16">Es un software de gestión empresarial que permite planificar y controlar los procesos y recursos de negocio de una empresa. Se trata de conseguir que todos los datos de la compañía estén<text:s/></text:span><text:span text:style-name="T17">integrados y conectados.</text:span></text:p>
      <text:p text:style-name="P18"/>
      <text:p text:style-name="Párrafodelista"><text:span text:style-name="T19">CRM</text:span><text:span text:style-name="T20">(</text:span><text:span text:style-name="T21">Customer Relationship Management</text:span><text:span text:style-name="T22">)</text:span><text:span text:style-name="T23">:<text:s/></text:span><text:span text:style-name="T24">Es un término de la industria de la información que se aplica a metodologías, software y, en general, a las capacidades de Internet que ayudan a una empresa a gestionar las relaciones con sus clientes de una manera organizada</text:span><text:span text:style-name="T25">.</text:span></text:p>
      <text:p text:style-name="P26"/>
      <text:p text:style-name="Párrafodelista"><text:span text:style-name="T27">BI</text:span><text:span text:style-name="T28">(</text:span><text:span text:style-name="T29">Business Intelligence</text:span><text:span text:style-name="T30">)</text:span><text:span text:style-name="T31">:<text:s/></text:span><text:span text:style-name="T32">Es el conjunto de metodologías, aplicaciones y tecnologías que permiten reunir, depurar y transformar datos de los sistemas transaccionales e información desestructurada en información estructurada, para su explotación directa o para su análisis y c</text:span><text:span text:style-name="T33">onversión en conocimiento, dando así soporte a la toma de decisiones sobre el negocio.</text:span></text:p>
      <text:p text:style-name="P34"/>
      <text:p text:style-name="Párrafodelista"><text:span text:style-name="T35">HCM</text:span><text:span text:style-name="T36">(</text:span><text:span text:style-name="T37">Human Capital Management</text:span><text:span text:style-name="T38">)</text:span><text:span text:style-name="T39">:<text:s/></text:span><text:span text:style-name="T40">Se encarga de la gestión de talentos, de controlar la productividad de los empleados y de las habituales tareas de contratación, despido, etc. Una de las funciones</text:span><text:span text:style-name="T41"><text:s/>principales del HCM es la de automatizar en todo lo posible los procesos relacionados con el personal, para que el departamento de recursos humanos tenga la mayor eficiencia posible.</text:span></text:p>
      <text:p text:style-name="P42"/>
      <text:p text:style-name="Párrafodelista"><text:span text:style-name="T43">SCM</text:span><text:span text:style-name="T44">(</text:span><text:span text:style-name="T45">Supply Chain Management</text:span><text:span text:style-name="T46">)</text:span><text:span text:style-name="T47">:<text:s/></text:span><text:span text:style-name="T48">Ayudan a gestionar toda la serie de proveedores, suminist</text:span><text:span text:style-name="T49">radores o fabricantes que intervienen en la creación de un producto o servicio determinado. Esto incluye el almacenamiento de materiales o productos intermedios. SCM nos puede ayudar en eliminar cuellos de botella en el suministro o fabricación o a la hora</text:span><text:span text:style-name="T50"><text:s/>de localizar problemas potenciales y buscar alternativas (como nuevos suministradores).</text:span></text:p>
      <text:p text:style-name="P51"/>
      <text:p text:style-name="Párrafodelista"><text:span text:style-name="T52">BPM</text:span><text:span text:style-name="T53">(</text:span><text:span text:style-name="T54">Supply Chain Management</text:span><text:span text:style-name="T55">)</text:span><text:span text:style-name="T56">:</text:span><text:span text:style-name="T57"><text:s/>Metodología empresarial cuyo objetivo es mejorar la eficiencia a través de la gestión sistemática de los procesos de negocio, que se deben modelar, automatizar,<text:s/></text:span><text:span text:style-name="T58">y optimizar de forma continua.</text:span></text:p>
      <text:p text:style-name="P59"/>
      <text:list text:style-name="LFO1" text:continue-numbering="true">
        <text:list-item>
          <text:p text:style-name="P60"><text:span text:style-name="T61">Estado del arte de los principales sistemas: ERP,CRM y BI. El término "estado del arte", se utiliza habitualmente en proyectos de investigación y<text:s/></text:span><text:span text:style-name="T62">hace referencia a las últimas tendencias acerca de algo, en nuestro caso, acer</text:span><text:span text:style-name="T63">ca de las tecnologías más importantes relacionadas con los sistemas de gestión empresarial</text:span><text:span text:style-name="T64">. Deberéis analizar cuáles son las tendencias en el sector, actuales y de futuro para cada una de las tres así como las empresas y productos de más actualidad.</text:span></text:p>
        </text:list-item>
      </text:list>
      <text:p text:style-name="P65">Las tendencias es tener los sistemas ERP, CRM y BI en la nube, ya que de esta manera proporciona agilidad, confidencialidad, seguridad y personalización.</text:p>
      <text:p text:style-name="P66">Los mejores ERP en la actualidad son: Business Central, Aqua, Business One, Sage, Libra.</text:p>
      <text:p text:style-name="P67">Los mejores CRM en<text:s/>la actualidad son: Microsoft Dynamics CRM, HubSpot CRM, SAP CRM, Zoho CRM, Salesforce CRM.</text:p>
      <text:p text:style-name="P68">Los mejores BI en la actualidad son: MD/DQ MANAGEMENT, DATA DISCOVERY – VISUALIZACIÓN, AUTOSERVICIO BI, DATA GOVERNANCE, CULTURA DATA-DRIVEN.</text:p>
      <text:list text:style-name="LFO1" text:continue-numbering="true">
        <text:list-item>
          <text:p text:style-name="P69">Investigación sobre las<text:s/>herramientas que nos ofrece la empresa Ahora Soluciones para el desarrollo del módulo de SGE. ¿Pueden poner a nuestra disposición todos los términos que se han estudiado a lo largo de este tema?</text:p>
        </text:list-item>
      </text:list>
      <text:p text:style-name="Párrafodelista"><text:span text:style-name="T70">Ahora Soluciones ofrece el software de gestión Freeware, que</text:span><text:span text:style-name="T71"><text:s/>a la vez este ofrece soluciones de software <text:s/>ERP, CRM, SGA… con lo que ayudaría a gestionar de una manera más fácil el Business Intellige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1: Identificación de Sistemas de Gestión  ERP-CRM</dc:title>
    <dc:description/>
    <dc:subject>Actividad 1</dc:subject>
    <meta:initial-creator>Joan Banyuls Sánchez</meta:initial-creator>
    <dc:creator>jobanyuls@gmail.com</dc:creator>
    <meta:creation-date>2019-10-06T19:57:00Z</meta:creation-date>
    <dc:date>2019-10-06T19:57:00Z</dc:date>
    <meta:template xlink:href="Normal" xlink:type="simple"/>
    <meta:editing-cycles>2</meta:editing-cycles>
    <meta:editing-duration>PT0S</meta:editing-duration>
    <meta:document-statistic meta:page-count="3" meta:paragraph-count="6" meta:word-count="532" meta:character-count="3453" meta:row-count="24" meta:non-whitespace-character-count="2927"/>
  </office:meta>
</office:document-meta>
</file>